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46])" office:value-type="float" office:value="63.392" calcext:value-type="float">
            <text:p>63,392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17:22:45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6T17:46:13.639000000</dc:date>
    <meta:editing-duration>PT5H29M22S</meta:editing-duration>
    <meta:editing-cycles>12</meta:editing-cycles>
    <meta:generator>LibreOffice/4.4.5.2$Windows_x86 LibreOffice_project/a22f674fd25a3b6f45bdebf25400ed2adff0ff99</meta:generator>
    <meta:document-statistic meta:table-count="1" meta:cell-count="169" meta:object-count="0"/>
  </office:meta>
</office:document-meta>
</file>